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8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3" calcext:value-type="float">
            <text:p>53</text:p>
          </table:table-cell>
          <table:table-cell table:formula="of:=[.FK41]-[.FK67]-[.FK93]" office:value-type="float" office:value="53" calcext:value-type="float">
            <text:p>53</text:p>
          </table:table-cell>
          <table:table-cell table:formula="of:=[.FL41]-[.FL67]-[.FL93]" office:value-type="float" office:value="53" calcext:value-type="float">
            <text:p>53</text:p>
          </table:table-cell>
          <table:table-cell table:formula="of:=[.FM41]-[.FM67]-[.FM93]" office:value-type="float" office:value="53" calcext:value-type="float">
            <text:p>53</text:p>
          </table:table-cell>
          <table:table-cell table:formula="of:=[.FN41]-[.FN67]-[.FN93]" office:value-type="float" office:value="53" calcext:value-type="float">
            <text:p>53</text:p>
          </table:table-cell>
          <table:table-cell table:formula="of:=[.FO41]-[.FO67]-[.FO93]" office:value-type="float" office:value="53" calcext:value-type="float">
            <text:p>53</text:p>
          </table:table-cell>
          <table:table-cell table:formula="of:=[.FP41]-[.FP67]-[.FP93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5" calcext:value-type="float">
            <text:p>-198965</text:p>
          </table:table-cell>
          <table:table-cell table:formula="of:=[.FK52]-[.FK78]-[.FK104]" office:value-type="float" office:value="-205656" calcext:value-type="float">
            <text:p>-205656</text:p>
          </table:table-cell>
          <table:table-cell table:formula="of:=[.FL52]-[.FL78]-[.FL104]" office:value-type="float" office:value="-211658" calcext:value-type="float">
            <text:p>-211658</text:p>
          </table:table-cell>
          <table:table-cell table:formula="of:=[.FM52]-[.FM78]-[.FM104]" office:value-type="float" office:value="-217806" calcext:value-type="float">
            <text:p>-217806</text:p>
          </table:table-cell>
          <table:table-cell table:style-name="ce8" table:formula="of:=[.FN52]-[.FN78]-[.FN104]" office:value-type="float" office:value="-223488" calcext:value-type="float">
            <text:p>-223488</text:p>
          </table:table-cell>
          <table:table-cell table:formula="of:=[.FO52]-[.FO78]-[.FO104]" office:value-type="float" office:value="-228688" calcext:value-type="float">
            <text:p>-228688</text:p>
          </table:table-cell>
          <table:table-cell table:formula="of:=[.FP52]-[.FP78]-[.FP104]" office:value-type="float" office:value="-233615" calcext:value-type="float">
            <text:p>-2336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formula="of:=SUM([.FP2:.FP26])" office:value-type="float" office:value="72678" calcext:value-type="float">
            <text:p>726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7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7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7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4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2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6:41:58.409221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20T17:03:30.352549688</dc:date>
    <meta:editing-duration>PT14H8M16S</meta:editing-duration>
    <meta:editing-cycles>148</meta:editing-cycles>
    <meta:document-statistic meta:table-count="1" meta:cell-count="27004" meta:object-count="0"/>
  </office:meta>
</office:document-meta>
</file>